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5-01-10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4-01-0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3-01-0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2-01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1-01-0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20-01-0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9-01-0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8-01-0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6-01-06 06:2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5-01-09 17:3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4-01-06 21:0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3-01-08 18:3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2-01-04 18:4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10-01-05 19:39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9-01-12 18:27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8-01-07 19:1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7-01-08 22:20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6-01-03 06:50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5-01-03 17:1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4-01-05 15:3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2-01-06 14:3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1-01-05 15:0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2000-01-06 14:5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9-01-05 14:39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8-01-05 20:4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7-01-06 19:5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8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8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3331004429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